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P6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66" style:family="table-column">
      <style:table-column-properties style:column-width="1.5583in"/>
    </style:style>
    <style:style style:name="TableColumn67" style:family="table-column">
      <style:table-column-properties style:column-width="7.2777in"/>
    </style:style>
    <style:style style:name="TableColumn68" style:family="table-column">
      <style:table-column-properties style:column-width="1.8506in"/>
    </style:style>
    <style:style style:name="Table65" style:family="table">
      <style:table-properties style:width="10.6868in" style:rel-width="100%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72" style:family="table-row">
      <style:table-row-properties/>
    </style:style>
    <style:style style:name="TableCell7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7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7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79" style:family="table-row">
      <style:table-row-properties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86" style:family="table-row">
      <style:table-row-properties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14" style:family="table-row">
      <style:table-row-properties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21" style:family="table-row">
      <style:table-row-properties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P128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130" style:family="table-column">
      <style:table-column-properties style:column-width="1.5583in"/>
    </style:style>
    <style:style style:name="TableColumn131" style:family="table-column">
      <style:table-column-properties style:column-width="7.2777in"/>
    </style:style>
    <style:style style:name="TableColumn132" style:family="table-column">
      <style:table-column-properties style:column-width="1.8506in"/>
    </style:style>
    <style:style style:name="Table129" style:family="table">
      <style:table-properties style:width="10.6868in" style:rel-width="100%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36" style:family="table-row">
      <style:table-row-properties/>
    </style:style>
    <style:style style:name="TableCell13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3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4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43" style:family="table-row">
      <style:table-row-properties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50" style:family="table-row">
      <style:table-row-properties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57" style:family="table-row">
      <style:table-row-properties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60" style:family="table-cell">
      <style:table-cell-properties fo:border="0.0069in solid #999999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64" style:family="table-row">
      <style:table-row-properties/>
    </style:style>
    <style:style style:name="TableCell165" style:family="table-cell">
      <style:table-cell-properties fo:border="0.0069in solid #999999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71" style:family="table-row">
      <style:table-row-properties/>
    </style:style>
    <style:style style:name="TableCell172" style:family="table-cell">
      <style:table-cell-properties fo:border="0.0069in solid #999999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74" style:family="table-cell">
      <style:table-cell-properties fo:border="0.0069in solid #999999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76" style:family="table-cell">
      <style:table-cell-properties fo:border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78" style:family="table-row">
      <style:table-row-properties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85" style:family="table-row">
      <style:table-row-properties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P192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Password change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Change Your password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Old</text:p>
          </table:table-cell>
          <table:table-cell table:style-name="TableCell32">
            <text:p text:style-name="P33">Old password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New</text:p>
          </table:table-cell>
          <table:table-cell table:style-name="TableCell39">
            <text:p text:style-name="P40">New password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Compare</text:p>
          </table:table-cell>
          <table:table-cell table:style-name="TableCell46">
            <text:p text:style-name="P47">Repeat new password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ButtonChange</text:p>
          </table:table-cell>
          <table:table-cell table:style-name="TableCell53">
            <text:p text:style-name="P54">Change password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LinkCancel</text:p>
          </table:table-cell>
          <table:table-cell table:style-name="TableCell60">
            <text:p text:style-name="P61">Cancel</text:p>
          </table:table-cell>
          <table:table-cell table:style-name="TableCell62">
            <text:p text:style-name="P63"/>
          </table:table-cell>
        </table:table-row>
      </table:table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 table:number-columns-spanned="3">
            <text:p text:style-name="P71">de-DE</text:p>
          </table:table-cell>
          <table:covered-table-cell/>
          <table:covered-table-cell/>
        </table:table-row>
        <table:table-row table:style-name="TableRow72">
          <table:table-cell table:style-name="TableCell73">
            <text:p text:style-name="P74">Resource key</text:p>
          </table:table-cell>
          <table:table-cell table:style-name="TableCell75">
            <text:p text:style-name="P76">Translation</text:p>
          </table:table-cell>
          <table:table-cell table:style-name="TableCell77">
            <text:p text:style-name="P78">Comment</text:p>
          </table:table-cell>
        </table:table-row>
        <table:table-row table:style-name="TableRow79">
          <table:table-cell table:style-name="TableCell80">
            <text:p text:style-name="P81">Title</text:p>
          </table:table-cell>
          <table:table-cell table:style-name="TableCell82">
            <text:p text:style-name="P83">Passwordänderung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Header</text:p>
          </table:table-cell>
          <table:table-cell table:style-name="TableCell89">
            <text:p text:style-name="P90">Passwordänderung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Old</text:p>
          </table:table-cell>
          <table:table-cell table:style-name="TableCell96">
            <text:p text:style-name="P97">Altes Password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New</text:p>
          </table:table-cell>
          <table:table-cell table:style-name="TableCell103">
            <text:p text:style-name="P104">Neues Password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Compare</text:p>
          </table:table-cell>
          <table:table-cell table:style-name="TableCell110">
            <text:p text:style-name="P111">Neues Password wiederholen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ButtonChange</text:p>
          </table:table-cell>
          <table:table-cell table:style-name="TableCell117">
            <text:p text:style-name="P118">Password Ändern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LinkCancel</text:p>
          </table:table-cell>
          <table:table-cell table:style-name="TableCell124">
            <text:p text:style-name="P125">Abbrechen</text:p>
          </table:table-cell>
          <table:table-cell table:style-name="TableCell126">
            <text:p text:style-name="P127"/>
          </table:table-cell>
        </table:table-row>
      </table:table>
      <text:p text:style-name="P128"/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 table:number-columns-spanned="3">
            <text:p text:style-name="P135">pl-PL</text:p>
          </table:table-cell>
          <table:covered-table-cell/>
          <table:covered-table-cell/>
        </table:table-row>
        <table:table-row table:style-name="TableRow136">
          <table:table-cell table:style-name="TableCell137">
            <text:p text:style-name="P138">Resource key</text:p>
          </table:table-cell>
          <table:table-cell table:style-name="TableCell139">
            <text:p text:style-name="P140">Translation</text:p>
          </table:table-cell>
          <table:table-cell table:style-name="TableCell141">
            <text:p text:style-name="P142">Comment</text:p>
          </table:table-cell>
        </table:table-row>
        <table:table-row table:style-name="TableRow143">
          <table:table-cell table:style-name="TableCell144">
            <text:p text:style-name="P145">Title</text:p>
          </table:table-cell>
          <table:table-cell table:style-name="TableCell146">
            <text:p text:style-name="P147">Zmiana hasła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Header</text:p>
          </table:table-cell>
          <table:table-cell table:style-name="TableCell153">
            <text:p text:style-name="P154">Zmiana hasła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Old</text:p>
          </table:table-cell>
          <table:table-cell table:style-name="TableCell160">
            <text:p text:style-name="P161">Stare hasło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New</text:p>
          </table:table-cell>
          <table:table-cell table:style-name="TableCell167">
            <text:p text:style-name="P168">Nowe hasło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Compare</text:p>
          </table:table-cell>
          <table:table-cell table:style-name="TableCell174">
            <text:p text:style-name="P175">Powtórz nowe hasło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ButtonChange</text:p>
          </table:table-cell>
          <table:table-cell table:style-name="TableCell181">
            <text:p text:style-name="P182">Zmień hasło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LinkCancel</text:p>
          </table:table-cell>
          <table:table-cell table:style-name="TableCell188">
            <text:p text:style-name="P189">Anuluj</text:p>
          </table:table-cell>
          <table:table-cell table:style-name="TableCell190">
            <text:p text:style-name="P191"/>
          </table:table-cell>
        </table:table-row>
      </table:table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5T13:16:00Z</dc:date>
    <meta:template xlink:href="Normal.dotm" xlink:type="simple"/>
    <meta:editing-cycles>9</meta:editing-cycles>
    <meta:editing-duration>PT300S</meta:editing-duration>
    <meta:document-statistic meta:page-count="2" meta:paragraph-count="1" meta:word-count="91" meta:character-count="636" meta:row-count="4" meta:non-whitespace-character-count="546"/>
  </office:meta>
</office:document-meta>
</file>